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5A85CE693C88C13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, Verdana, sans-serif"/>
    <style:font-face style:name="Verdana" svg:font-family="Verdana, 'Adobe Helvetica', Helvetica, Arial, sans-serif"/>
    <style:font-face style:name="arial" svg:font-family="arial, sans-serif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ulka1" style:family="table">
      <style:table-properties style:width="16.002cm" fo:margin-left="0cm" fo:margin-top="0cm" fo:margin-bottom="0cm" table:align="left" style:writing-mode="lr-tb"/>
    </style:style>
    <style:style style:name="Tabulka1.A" style:family="table-column">
      <style:table-column-properties style:column-width="3.884cm"/>
    </style:style>
    <style:style style:name="Tabulka1.B" style:family="table-column">
      <style:table-column-properties style:column-width="12.118cm"/>
    </style:style>
    <style:style style:name="Tabulka1.1" style:family="table-row">
      <style:table-row-properties fo:keep-together="auto"/>
    </style:style>
    <style:style style:name="Tabulka1.A1" style:family="table-cell">
      <style:table-cell-properties fo:background-color="#ffffff" fo:padding-left="0cm" fo:padding-right="0cm" fo:padding-top="0.199cm" fo:padding-bottom="0.199cm" fo:border="non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P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3" style:family="paragraph" style:parent-style-name="Text_20_body">
      <style:paragraph-properties fo:text-align="start" style:justify-single-word="false"/>
      <style:text-properties fo:language="cs" fo:country="CZ" style:language-complex="ar" style:country-complex="SA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style:language-complex="ar" style:country-complex="SA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officeooo:paragraph-rsid="0006b85d" style:language-complex="ar" style:country-complex="SA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officeooo:rsid="000634a0" officeooo:paragraph-rsid="0006b85d" style:language-complex="ar" style:country-complex="SA"/>
    </style:style>
    <style:style style:name="P7" style:family="paragraph" style:parent-style-name="Table_20_Contents">
      <style:text-properties fo:language="cs" fo:country="CZ" style:language-complex="ar" style:country-complex="SA"/>
    </style:style>
    <style:style style:name="P8" style:family="paragraph" style:parent-style-name="Table_20_Contents">
      <style:paragraph-properties fo:text-align="start" style:justify-single-word="false"/>
      <style:text-properties fo:language="cs" fo:country="CZ" style:language-complex="ar" style:country-complex="SA"/>
    </style:style>
    <style:style style:name="P9" style:family="paragraph" style:parent-style-name="Table_20_Contents">
      <style:paragraph-properties fo:text-align="start" style:justify-single-word="false"/>
      <style:text-properties fo:language="cs" fo:country="CZ" officeooo:paragraph-rsid="0006b85d" style:language-complex="ar" style:country-complex="SA"/>
    </style:style>
    <style:style style:name="P10" style:family="paragraph" style:parent-style-name="Table_20_Contents">
      <style:text-properties fo:language="cs" fo:country="CZ" officeooo:rsid="00062bde" officeooo:paragraph-rsid="00062bde" style:language-complex="ar" style:country-complex="SA"/>
    </style:style>
    <style:style style:name="P11" style:family="paragraph" style:parent-style-name="Table_20_Contents">
      <loext:graphic-properties draw:fill="solid" draw:fill-color="#ffffff" draw:opacity="100%"/>
      <style:paragraph-properties fo:background-color="#ffffff"/>
      <style:text-properties fo:language="cs" fo:country="CZ" officeooo:paragraph-rsid="000634a0" style:language-complex="ar" style:country-complex="SA"/>
    </style:style>
    <style:style style:name="P12" style:family="paragraph" style:parent-style-name="Table_20_Contents">
      <style:text-properties fo:language="cs" fo:country="CZ" officeooo:paragraph-rsid="0006b85d" style:language-complex="ar" style:country-complex="SA"/>
    </style:style>
    <style:style style:name="P13" style:family="paragraph" style:parent-style-name="Table_20_Contents">
      <style:text-properties fo:language="cs" fo:country="CZ" officeooo:paragraph-rsid="000f6c19" style:language-complex="ar" style:country-complex="SA"/>
    </style:style>
    <style:style style:name="P14" style:family="paragraph" style:parent-style-name="Table_20_Contents">
      <style:text-properties fo:font-size="11pt" fo:language="cs" fo:country="CZ" officeooo:rsid="000f6c19" officeooo:paragraph-rsid="000f6c19" style:font-size-asian="11pt" style:font-size-complex="11pt" style:language-complex="ar" style:country-complex="SA"/>
    </style:style>
    <style:style style:name="P15" style:family="paragraph" style:parent-style-name="Table_20_Contents">
      <style:text-properties officeooo:paragraph-rsid="000f6c19" fo:background-color="transparent"/>
    </style:style>
    <style:style style:name="P16" style:family="paragraph" style:parent-style-name="Table_20_Contents">
      <style:text-properties officeooo:rsid="000f6c19" officeooo:paragraph-rsid="000f6c19"/>
    </style:style>
    <style:style style:name="P17" style:family="paragraph" style:parent-style-name="Heading">
      <style:paragraph-properties fo:text-align="center" style:justify-single-word="false"/>
      <style:text-properties fo:language="cs" fo:country="CZ" style:language-complex="ar" style:country-complex="SA"/>
    </style:style>
    <style:style style:name="P18" style:family="paragraph" style:parent-style-name="Standard">
      <style:text-properties officeooo:paragraph-rsid="000f6c19" fo:background-color="transparent"/>
    </style:style>
    <style:style style:name="P19" style:family="paragraph" style:parent-style-name="Standard">
      <style:paragraph-properties fo:text-align="end" style:justify-single-word="false"/>
      <style:text-properties fo:language="cs" fo:country="CZ" officeooo:paragraph-rsid="00062bde" style:language-complex="ar" style:country-complex="SA"/>
    </style:style>
    <style:style style:name="P20" style:family="paragraph" style:parent-style-name="Table_20_Contents">
      <style:paragraph-properties fo:text-align="start" style:justify-single-word="false"/>
      <style:text-properties fo:language="en" fo:country="US" officeooo:rsid="000953c9" style:language-complex="ar" style:country-complex="SA"/>
    </style:style>
    <style:style style:name="P21" style:family="paragraph" style:parent-style-name="Standard" style:master-page-name="First_20_Page">
      <style:paragraph-properties fo:text-align="end" style:justify-single-word="false" style:page-number="auto"/>
      <style:text-properties officeooo:paragraph-rsid="00062bde"/>
    </style:style>
    <style:style style:name="T1" style:family="text">
      <style:text-properties style:font-name-complex="Liberation Sans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2bde"/>
    </style:style>
    <style:style style:name="T4" style:family="text">
      <style:text-properties fo:language="cs" fo:country="CZ" style:language-complex="ar" style:country-complex="SA"/>
    </style:style>
    <style:style style:name="T5" style:family="text">
      <style:text-properties fo:language="cs" fo:country="CZ" fo:font-weight="bold" style:font-weight-asian="bold" style:language-complex="ar" style:country-complex="SA" style:font-weight-complex="bold"/>
    </style:style>
    <style:style style:name="T6" style:family="text">
      <style:text-properties officeooo:rsid="000634a0"/>
    </style:style>
    <style:style style:name="T7" style:family="text">
      <style:text-properties fo:language="en" fo:country="US" officeooo:rsid="0006b85d"/>
    </style:style>
    <style:style style:name="T8" style:family="text">
      <style:text-properties officeooo:rsid="000953c9"/>
    </style:style>
    <style:style style:name="T9" style:family="text">
      <style:text-properties officeooo:rsid="00098a53"/>
    </style:style>
    <style:style style:name="T10" style:family="text">
      <style:text-properties officeooo:rsid="000ae744"/>
    </style:style>
    <style:style style:name="T11" style:family="text">
      <style:text-properties officeooo:rsid="000f6c19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4">sp. zn. </text:span>#9389</text:p>
      <text:p text:style-name="P19"/>
      <text:p text:style-name="P17"><text:span text:style-name="T3">Zadávací list</text:span> <text:bookmark text:name="_GoBack"/></text:p>
      <text:p text:style-name="P3">Smluvní strany uzavírají smlouv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7"><text:span text:style-name="T2">Zadavatel</text:span>:</text:p>
          </table:table-cell>
          <table:table-cell table:style-name="Tabulka1.A1" office:value-type="string">
            <text:p text:style-name="P8"><text:span text:style-name="T2">Česká pirátská strana, </text:span>organizační složka: <text:span text:style-name="T8">Republikové přesednictvo</text:span></text:p>
            <text:p text:style-name="P9">zastoupena: <text:span text:style-name="T11">Olga Richterová</text:span>, <text:span text:style-name="T10">místopředsedkyní</text:span></text:p>
            <text:p text:style-name="P9">e-mail: <text:span text:style-name="T11">olga.richterova</text:span><text:span text:style-name="T7">@pirati.cz</text:span></text:p>
            <text:p text:style-name="P20"/>
          </table:table-cell>
        </table:table-row>
        <table:table-row table:style-name="Tabulka1.1">
          <table:table-cell table:style-name="Tabulka1.A1" office:value-type="string">
            <text:p text:style-name="P7"><text:span text:style-name="T2">Dodavatel</text:span>:</text:p>
          </table:table-cell>
          <table:table-cell table:style-name="Tabulka1.A1" office:value-type="string">
            <text:p text:style-name="P7">Jméno: <text:span text:style-name="T9">Mgr. Martin Kučera</text:span></text:p>
            <text:p text:style-name="Table_20_Contents"><text:bookmark-start text:name="__DdeLink__1978_1106510073"/><text:span text:style-name="T4">I</text:span><text:bookmark-end text:name="__DdeLink__1978_1106510073"/><text:span text:style-name="T4">ČO:</text:span>62354809 <text:s text:c="2"/><text:span text:style-name="T11">sidlo: Ostrava</text:span></text:p>
            <text:p text:style-name="P16">Plátce DPH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5">Zadané úkoly</text:span><text:span text:style-name="T4">:</text:span></text:p>
          </table:table-cell>
          <table:table-cell table:style-name="Tabulka1.A1" office:value-type="string">
            <text:p text:style-name="P7">Administrativní činnosti spojené s výkonem funkce vedoucího administrativního odboru České pirátské strany, zejména<text:line-break/>- Migrace administrativních nástrojů a postupů na nové technické systémy<text:line-break/>- Zaškolování krajských koordinátorů a oblastních předsednictev v administrativních postupech a používání příslušných systémů<text:line-break/>- Operativní zastoupení asistenta pro administrativu v urgentních případech</text:p>
            <text:p text:style-name="Table_20_Contents"><text:span text:style-name="T4">plnění úkolů bude evidováno v projektovém systému zadavatele na adrese </text:span><text:a xlink:type="simple" xlink:href="http://redmine.pirati.cz/" text:style-name="Internet_20_link" text:visited-style-name="Visited_20_Internet_20_Link"><text:span text:style-name="Internet_20_link"><text:span text:style-name="T4">http://redmine.pirati.cz</text:span></text:span></text:a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Časová náročnost</text:span>:</text:p>
          </table:table-cell>
          <table:table-cell table:style-name="Tabulka1.A1" office:value-type="string">
            <text:p text:style-name="P11">Odhad: <text:span text:style-name="T9">40</text:span>h (slovy: <text:span text:style-name="T6">čtyřicet</text:span> hodin) <text:span text:style-name="T6">měsíčně</text:span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Smluvní typ</text:span>:</text:p>
          </table:table-cell>
          <table:table-cell table:style-name="Tabulka1.A1" office:value-type="string">
            <text:p text:style-name="P14">Příkazní smlouva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Místo plnění</text:span>:</text:p>
          </table:table-cell>
          <table:table-cell table:style-name="Tabulka1.A1" office:value-type="string">
            <text:p text:style-name="P10">Česká republika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Odměna</text:span>:</text:p>
          </table:table-cell>
          <table:table-cell table:style-name="Tabulka1.A1" office:value-type="string">
            <text:p text:style-name="P18">paušální odměna <text:span text:style-name="T11">8000</text:span> Kč měsíčně </text:p>
            <text:p text:style-name="P15">úkolová odměna: až <text:span text:style-name="T11">5000</text:span> Kč měsíčně</text:p>
            <text:p text:style-name="P13">odměna se vyplácí průběžně a zahrnuje i případný daňový odvod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Termín provedení</text:span>:</text:p>
          </table:table-cell>
          <table:table-cell table:style-name="Tabulka1.A1" office:value-type="string">
            <text:p text:style-name="P12"><text:span text:style-name="T11">Na dobu neurčitou</text:span><text:tab/></text:p>
          </table:table-cell>
        </table:table-row>
      </table:table>
      <text:p text:style-name="P2"><text:span text:style-name="T4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4">https://www.pirati.cz/rules/ppu</text:span></text:span></text:a><text:span text:style-name="T4">&gt;, s nimiž se smluvní strany seznámily a zavazují se je dodržovat. Na důkaz seznámení se s podmínkami a uzavření smlouvy připojují smluvní strany své podpisy:</text:span></text:p>
      <text:p text:style-name="P4">V <text:span text:style-name="T11">Praze</text:span> dne <text:span text:style-name="T11">1.1.2018</text:span></text:p>
      <text:p text:style-name="P5">Za zadavatele: <text:s/><text:tab/><text:tab/><text:tab/>Za dodavatele: </text:p>
      <text:p text:style-name="P6"><text:tab/><text:tab/></text:p>
      <text:p text:style-name="P5">….................................................... <text:s text:c="2"/><text:tab/>…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, Verdana, sans-serif"/>
    <style:font-face style:name="Verdana" svg:font-family="Verdana, 'Adobe Helvetica', Helvetica, Arial, sans-serif"/>
    <style:font-face style:name="arial" svg:font-family="arial, sans-serif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color="#000000" style:font-name="Liberation Sans" fo:font-family="'Liberation Sans', 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Times New Roman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1cm" fo:margin-bottom="1cm" loext:contextual-spacing="false" fo:keep-with-next="always"/>
      <style:text-properties style:font-name="Arial" fo:font-family="Arial" style:font-family-generic="roman" style:font-pitch="variable" fo:font-size="20pt" style:font-name-asian="DejaVu Sans Light" style:font-family-asian="'DejaVu Sans Light'" style:font-family-generic-asian="system" style:font-pitch-asian="variable" style:font-size-asian="20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99cm" fo:margin-bottom="0.499cm" loext:contextual-spacing="false" style:punctuation-wrap="hanging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 style:punctuation-wrap="hanging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.762cm" fo:margin-right="0cm" fo:text-indent="-0.762cm" style:auto-text-indent="false"/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left="0.762cm" fo:margin-right="0cm" fo:text-indent="-0.762cm" style:auto-text-indent="false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Heading" style:default-outline-level="" style:class="text">
      <style:text-properties style:font-name="Liberation Serif1" fo:font-family="'Liberation Serif', 'Times New Roma'" style:font-family-generic="swiss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Header" style:family="paragraph" style:parent-style-name="Standard" style:default-outline-level="" style:class="extra">
      <style:paragraph-properties fo:margin-left="3cm" fo:margin-right="0cm" fo:text-indent="0cm" style:auto-text-indent="false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fo:text-align="center" style:justify-single-word="false" fo:padding="0cm" fo:border="none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default-outline-level="" style:class="extra"/>
    <style:style style:name="List_20_Heading" style:display-name="List Heading" style:family="paragraph" style:parent-style-name="Standard" style:default-outline-level="" style:class="html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default-outline-level="9" style:list-style-name="" style:class="text">
      <style:paragraph-properties fo:margin-left="0.762cm" fo:margin-right="0cm" fo:margin-top="0.7cm" fo:margin-bottom="0.3cm" loext:contextual-spacing="false" fo:text-indent="-0.762cm" style:auto-text-indent="false"/>
      <style:text-properties fo:font-size="11pt" fo:font-weight="bold" style:font-size-asian="11pt" style:font-weight-asian="bold" style:font-size-complex="10.5pt"/>
    </style:style>
    <style:style style:name="Numbering_20_1" style:display-name="Numbering 1" style:family="paragraph" style:parent-style-name="List" style:default-outline-level="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ACRONYM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MT1" style:family="text">
      <style:text-properties style:font-name-complex="Liberation Sans1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0" style:layout-grid-base-height="0.459cm" style:layout-grid-ruby-height="0.17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line-break/></text:span><text:span text:style-name="MT1"><text:page-number text:select-page="current">0</text:page-number></text:span></text:p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Picture" text:anchor-type="char" svg:x="0cm" svg:y="0cm" svg:width="5.666cm" svg:height="2.346cm" draw:z-index="0"><draw:image xlink:href="Pictures/100002010000044A000001C75A85CE693C88C132.png" xlink:type="simple" xlink:show="embed" xlink:actuate="onLoad"/></draw:frame></text:p>
      </style:header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editing-cycles>11</meta:editing-cycles>
    <meta:print-date>2016-06-14T18:51:00</meta:print-date>
    <meta:creation-date>2016-10-19T16:22:00</meta:creation-date>
    <dc:date>2018-02-05T12:00:19.024804990</dc:date>
    <dc:language>cs-CZ</dc:language>
    <meta:editing-duration>PT52M24S</meta:editing-duration>
    <meta:generator>LibreOffice/5.1.6.2$Linux_X86_64 LibreOffice_project/10m0$Build-2</meta:generator>
    <meta:document-statistic meta:table-count="1" meta:image-count="1" meta:object-count="0" meta:page-count="1" meta:paragraph-count="32" meta:word-count="189" meta:character-count="1529" meta:non-whitespace-character-count="1355"/>
    <meta:user-defined meta:name="AppVersion">15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